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ourse order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Last seen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z 1.1</text:p>
          </table:table-cell>
          <table:table-cell table:formula="of:=382/8.96" office:value-type="float" office:value="42.6339285714286" calcext:value-type="float">
            <text:p>42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z 1.2</text:p>
          </table:table-cell>
          <table:table-cell table:formula="of:=202/8.96" office:value-type="float" office:value="22.5446428571429" calcext:value-type="float">
            <text:p>22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7:42:15.862071608</meta:creation-date>
    <dc:date>2018-03-06T07:42:58.812227178</dc:date>
    <meta:editing-duration>PT43S</meta:editing-duration>
    <meta:editing-cycles>1</meta:editing-cycles>
    <meta:document-statistic meta:table-count="1" meta:cell-count="9" meta:object-count="0"/>
    <meta:generator>LibreOffice/5.3.5.2$MacOSX_X86_64 LibreOffice_project/50d9bf2b0a79cdb85a3814b592608037a682059d</meta:generator>
  </office:meta>
</office:document-meta>
</file>